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style:text-underline-style="none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b. 9 <text:tab/>VoIPServer\ServerService\IServerService.cs</text:p>
      <text:p text:style-name="Standard">Abb. 10 <text:tab/>VoIPServer\ServerService\ServerService.cs</text:p>
      <text:p text:style-name="Standard">Abb. 11<text:tab/>VoIPServer\ServerService\IServerService.cs</text:p>
      <text:p text:style-name="Standard">Abb. 12<text:tab/>VoIPServer\VoIPServer\App.config</text:p>
      <text:p text:style-name="Standard"/>
      <text:p text:style-name="Standard">Abb. 47<text:tab/>Screenshot von AudioStreamingTest.exe</text:p>
      <text:p text:style-name="Standard">Abb. 48<text:tab/>Anmeldefenster</text:p>
      <text:p text:style-name="Standard">Abb. 49<text:tab/>Hauptfenster</text:p>
      <text:p text:style-name="Standard">Abb. 50<text:tab/>C# Logo</text:p>
      <text:p text:style-name="Standard">Abb. 51<text:tab/>WPF Logo</text:p>
      <text:p text:style-name="P1">Abb. 52<text:tab/>schematische Darstellung des Datenbindungsmodells</text:p>
      <text:p text:style-name="P1">Abb. 53<text:tab/>SharedCode\SharedCode\Models\User.cs</text:p>
      <text:p text:style-name="P1">Abb. 54<text:tab/>VoIPApp\VoIPApp.Modules.Chat\Views\ChatView.xaml</text:p>
      <text:p text:style-name="P1">Abb. 55<text:tab/>schematische Darstellung des MVVM-Patterns</text:p>
      <text:p text:style-name="P1">Abb. 56<text:tab/>VoIPApp\VoIPApp.Modules.Chat\Views\ChatView.xaml</text:p>
      <text:p text:style-name="P1">Abb. 57<text:tab/>VoIPApp\VoIPApp.Modules.Chat\Services\FriendsService.cs</text:p>
      <text:p text:style-name="P1">Abb. 58<text:tab/>VoIPApp\VoIPApp.Modules.Chat\ViewModels\ChatViewModel.cs</text:p>
      <text:p text:style-name="P1">Abb. 59<text:tab/>VoIPApp\AudioEngine\src\Common.h</text:p>
      <text:p text:style-name="P1">Abb. 60<text:tab/>Annäherung der Samples an die analoge Kurve</text:p>
      <text:p text:style-name="P1">Abb. 61<text:tab/>Aufruf einer asynchronen Operation</text:p>
      <text:p text:style-name="P1">Abb. 62<text:tab/>VoIPApp\AudioEngine\src\NetworkHandler.cpp</text:p>
      <text:p text:style-name="P1">Abb. 63<text:tab/>Aufruf des CompletionHandlers nach Fertigstellung</text:p>
      <text:p text:style-name="P1">Abb. 64<text:tab/>Verbindungsaufbau bei TCP</text:p>
      <text:p text:style-name="P1">Abb. 65<text:tab/>Darstellung eines Ringbuffers</text:p>
      <text:p text:style-name="P1">Abb. 66<text:tab/>VoIPApp\Dependencies\boost_1_60_0\boost\lockfree\spsc_queue.cpp</text:p>
      <text:p text:style-name="P1">Abb. 67<text:tab/>VoIPApp\Dependencies\boost_1_60_0\boost\lockfree\spsc_queue.cpp</text:p>
      <text:p text:style-name="P1">Abb. 68<text:tab/>VoIPApp\Dependencies\boost_1_60_0\boost\lockfree\spsc_queue.cpp</text:p>
      <text:p text:style-name="P1">Abb. 69<text:tab/>VoIPApp\AudioEngine\src\Common.h</text:p>
      <text:p text:style-name="P1">Abb. 70<text:tab/>VoIPApp\AudioEngine\src\AudioHandler.cpp</text:p>
      <text:p text:style-name="P1">Abb. 71<text:tab/>VoIPApp\AudioEngine\src\AudioHandler.cpp</text:p>
      <text:p text:style-name="P1">Abb. 72<text:tab/>VoIPApp\AudioEngine\src\AudioHandler.cpp</text:p>
      <text:p text:style-name="P1">Abb. 73<text:tab/>VoIPApp\AudioEngine\src\NetworkHandler.cpp</text:p>
      <text:p text:style-name="P1">Abb. 74<text:tab/>VoIPApp\AudioEngine\src\NetworkHandler.cpp</text:p>
      <text:p text:style-name="P1">Abb. 75<text:tab/>VoIPApp\AudioEngine\src\NetworkHandler.cpp</text:p>
      <text:p text:style-name="P1">Abb. 76<text:tab/>VoIPApp\AudioEngine\src\NetworkHandler.cpp</text:p>
      <text:p text:style-name="P1">Abb. 77<text:tab/>Funktion der A-Kennlinie</text:p>
      <text:p text:style-name="P1">Abb. 78<text:tab/>Approximation der A-Kennlinie</text:p>
      <text:p text:style-name="P1">Abb. 79<text:tab/>schematische Darstellung des Enkodierens</text:p>
      <text:p text:style-name="P1">Abb. 80<text:tab/>schematische Darstellung des Dekodierens</text:p>
      <text:p text:style-name="P1">Abb. 81<text:tab/>VoIPApp\AudioEngine\src\G711Codec.cpp</text:p>
      <text:p text:style-name="P1">Abb. 82<text:tab/>VoIPApp\AudioEngine\src\G711Codec.cpp</text:p>
      <text:p text:style-name="P1"><text:soft-page-break/>Abb. 83<text:tab/>VoIPApp\AudioEngine\src\G711Codec.cpp</text:p>
      <text:p text:style-name="P1">Abb. 84<text:tab/>VoIPApp\AudioEngine\src\G711Codec.cpp</text:p>
      <text:p text:style-name="P1">Abb. 85<text:tab/>VoIPApp\AudioEngine\src\G711Codec.cpp</text:p>
      <text:p text:style-name="P1"/>
      <text:p text:style-name="P1">Links:</text:p>
      <text:p text:style-name="P1">Abb. 50:</text:p>
      <text:p text:style-name="P1"><text:a xlink:type="simple" xlink:href="http://www.point-gmbh.com/fileadmin/point-gmbh/Bilder/techniken/web-anwendung/c-sharp-logo.png" text:style-name="Internet_20_link" text:visited-style-name="Visited_20_Internet_20_Link">http://www.point-gmbh.com/fileadmin/point-gmbh/Bilder/techniken/web-anwendung/c-sharp-logo.png</text:a></text:p>
      <text:p text:style-name="P1">Abb. 51</text:p>
      <text:p text:style-name="P1"><text:a xlink:type="simple" xlink:href="http://www.ichnolite.com/html/assets/images/ms.net.png" text:style-name="Internet_20_link" text:visited-style-name="Visited_20_Internet_20_Link">http://www.ichnolite.com/html/assets/images/ms.net.png</text:a></text:p>
      <text:p text:style-name="P1">Abb. 53</text:p>
      <text:p text:style-name="P1"><text:a xlink:type="simple" xlink:href="https://i-msdn.sec.s-msft.com/dynimg/IC49037.jpeg" text:style-name="Internet_20_link" text:visited-style-name="Visited_20_Internet_20_Link">https://i-msdn.sec.s-msft.com/dynimg/IC49037.jpeg</text:a></text:p>
      <text:p text:style-name="P1">Abb. 55</text:p>
      <text:p text:style-name="P1"><text:a xlink:type="simple" xlink:href="https://i-msdn.sec.s-msft.com/dynimg/IC448690.png" text:style-name="Internet_20_link" text:visited-style-name="Visited_20_Internet_20_Link">https://i-msdn.sec.s-msft.com/dynimg/IC448690.png</text:a></text:p>
      <text:p text:style-name="P1">Abb. 60</text:p>
      <text:p text:style-name="P1"><text:a xlink:type="simple" xlink:href="http://www.dandans.com/onlinehelp/glossary/audio-sample-rate.htm" text:style-name="Internet_20_link" text:visited-style-name="Visited_20_Internet_20_Link">http://www.dandans.com/onlinehelp/glossary/audio-sample-rate.htm</text:a></text:p>
      <text:p text:style-name="P1">Abb. 61</text:p>
      <text:p text:style-name="P1"><text:a xlink:type="simple" xlink:href="http://www.boost.org/doc/libs/1_57_0/doc/html/boost_asio/overview/core/basics.html" text:style-name="Internet_20_link" text:visited-style-name="Visited_20_Internet_20_Link">http://www.boost.org/doc/libs/1_57_0/doc/html/boost_asio/overview/core/basics.html</text:a></text:p>
      <text:p text:style-name="P1">Abb. 63</text:p>
      <text:p text:style-name="P1"><text:a xlink:type="simple" xlink:href="http://www.boost.org/doc/libs/1_57_0/doc/html/boost_asio/overview/core/basics.html" text:style-name="Internet_20_link" text:visited-style-name="Visited_20_Internet_20_Link">http://www.boost.org/doc/libs/1_57_0/doc/html/boost_asio/overview/core/basics.html</text:a></text:p>
      <text:p text:style-name="P1">Abb.64</text:p>
      <text:p text:style-name="P1"><text:a xlink:type="simple" xlink:href="https://upload.wikimedia.org/wikipedia/commons/thumb/9/98/Tcp-handshake.svg/2000px-Tcp-handshake.svg.png" text:style-name="Internet_20_link" text:visited-style-name="Visited_20_Internet_20_Link">https://upload.wikimedia.org/wikipedia/commons/thumb/9/98/Tcp-handshake.svg/2000px-Tcp-handshake.svg.png</text:a></text:p>
      <text:p text:style-name="P1"/>
      <text:p text:style-name="P1">Abb. 65</text:p>
      <text:p text:style-name="P1"><text:a xlink:type="simple" xlink:href="http://www.theo.chemie.tu-muenchen.de/homepages/krawczyk/C++/ringpuffer.png" text:style-name="Internet_20_link" text:visited-style-name="Visited_20_Internet_20_Link">http://www.theo.chemie.tu-muenchen.de/homepages/krawczyk/C++/ringpuffer.png</text:a></text:p>
      <text:p text:style-name="P1"/>
      <text:p text:style-name="P1">Abb. 77</text:p>
      <text:p text:style-name="P1"><text:a xlink:type="simple" xlink:href="http://www.young-engineering.com/docs/YoungEngineering_ALaw_and_MuLaw_Companding.pdf" text:style-name="Internet_20_link" text:visited-style-name="Visited_20_Internet_20_Link">http://www.young-engineering.com/docs/YoungEngineering_ALaw_and_MuLaw_Companding.pdf</text:a></text:p>
      <text:p text:style-name="P1"/>
      <text:p text:style-name="P1">Abb. 78</text:p>
      <text:p text:style-name="P1"><text:a xlink:type="simple" xlink:href="http://www.en.voipforo.com/codec/codecs-g711-alaw.php" text:style-name="Internet_20_link" text:visited-style-name="Visited_20_Internet_20_Link">http://www.en.voipforo.com/codec/codecs-g711-alaw.php</text:a></text:p>
      <text:p text:style-name="P1">Abb.79</text:p>
      <text:p text:style-name="P1"><text:a xlink:type="simple" xlink:href="http://www.young-engineering.com/docs/YoungEngineering_ALaw_and_MuLaw_Companding.pdf" text:style-name="Internet_20_link" text:visited-style-name="Visited_20_Internet_20_Link">http://www.young-engineering.com/docs/YoungEngineering_ALaw_and_MuLaw_Companding.pdf</text:a></text:p>
      <text:p text:style-name="P1">Abb. 80</text:p>
      <text:p text:style-name="P1"><text:a xlink:type="simple" xlink:href="http://www.young-engineering.com/docs/YoungEngineering_ALaw_and_MuLaw_Companding.pdf" text:style-name="Internet_20_link" text:visited-style-name="Visited_20_Internet_20_Link">http://www.young-engineering.com/docs/YoungEngineering_ALaw_and_MuLaw_Companding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tahl</meta:initial-creator>
    <meta:creation-date>2017-03-29T22:45:10.69</meta:creation-date>
    <meta:document-statistic meta:table-count="0" meta:image-count="0" meta:object-count="0" meta:page-count="2" meta:paragraph-count="70" meta:word-count="205" meta:character-count="3050"/>
    <dc:date>2017-03-29T23:17:20.89</dc:date>
    <dc:creator>david stahl</dc:creator>
    <meta:editing-duration>PT9M11S</meta:editing-duration>
    <meta:editing-cycles>1</meta:editing-cycles>
    <meta:generator>OpenOffice/4.1.1$Win32 OpenOffice.org_project/411m6$Build-9775</meta:generator>
  </office:meta>
</office:document-meta>
</file>